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75cm"/>
    </style:style>
    <style:style style:name="gr4" style:family="graphic" style:parent-style-name="objectwithoutfill">
      <style:graphic-properties draw:marker-start="Dimension_20_Lines" draw:marker-end="Dimension_20_Lines" draw:marker-end-width="0.2cm" draw:fill="none" draw:textarea-vertical-align="middle"/>
    </style:style>
    <style:style style:name="gr5" style:family="graphic" style:parent-style-name="standard">
      <style:graphic-properties draw:stroke="none" draw:fill="none" fo:min-height="0.7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family="Georgia" style:font-family-generic="swiss" style:font-pitch="variable" fo:font-size="14pt" style:font-size-asian="14pt" style:font-size-complex="14pt"/>
    </style:style>
    <style:style style:name="P3" style:family="paragraph">
      <style:text-properties fo:font-family="Georgia" style:font-family-generic="swiss" style:font-pitch="variable" fo:font-size="14pt" style:font-size-asian="14pt" style:font-size-complex="14pt"/>
    </style:style>
    <style:style style:name="P4" style:family="paragraph">
      <style:paragraph-properties fo:text-align="start"/>
      <style:text-properties fo:font-family="Georgia" style:font-family-generic="swiss" style:font-pitch="variable"/>
    </style:style>
    <style:style style:name="P5" style:family="paragraph">
      <style:text-properties fo:font-family="Georgia" style:font-family-generic="swiss" style:font-pitch="variable"/>
    </style:style>
    <style:style style:name="P6" style:family="paragraph">
      <style:paragraph-properties fo:text-align="center"/>
      <style:text-properties fo:font-family="Georgia" style:font-family-generic="swiss" style:font-pitch="variable" fo:font-style="italic" style:font-style-asian="italic" style:font-style-complex="italic"/>
    </style:style>
    <style:style style:name="P7" style:family="paragraph">
      <style:paragraph-properties fo:text-align="start"/>
      <style:text-properties fo:font-family="Georgia" style:font-family-generic="swiss" style:font-pitch="variable" fo:font-style="italic" style:font-style-asian="italic" style:font-style-complex="italic"/>
    </style:style>
    <style:style style:name="T1" style:family="text">
      <style:text-properties fo:font-family="Georgia" style:font-family-generic="swiss" style:font-pitch="variable" fo:font-size="14pt" style:font-size-asian="14pt" style:font-size-complex="14pt"/>
    </style:style>
    <style:style style:name="T2" style:family="text">
      <style:text-properties fo:font-family="Georgia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family="Georgia" style:font-family-generic="swiss" style:font-pitch="variable" fo:font-style="italic" style:font-style-asian="italic" style:font-style-complex="italic"/>
    </style:style>
    <style:style style:name="T4" style:family="text">
      <style:text-properties fo:font-family="Georgia" style:font-family-generic="swiss" style:font-pitch="variable" fo:font-size="10pt" style:font-size-asian="10pt" style:font-size-complex="10pt"/>
    </style:style>
    <style:style style:name="T5" style:family="text">
      <style:text-properties fo:font-family="Georgia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family="Georgia" style:font-family-generic="swiss" style:font-pitch="variable" fo:font-size="10pt" style:font-size-asian="10pt" style:font-size-complex="10pt"/>
    </style:style>
    <style:style style:name="T7" style:family="text">
      <style:text-properties fo:font-family="Georgia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g>
            <draw:line draw:style-name="gr1" draw:text-style-name="P1" draw:layer="layout" svg:x1="2.125cm" svg:y1="1.95cm" svg:x2="2.125cm" svg:y2="7.975cm">
              <text:p/>
            </draw:line>
          </draw:g>
          <draw:g>
            <draw:line draw:style-name="gr1" draw:text-style-name="P1" draw:layer="layout" svg:x1="4.375cm" svg:y1="1.925cm" svg:x2="4.375cm" svg:y2="7.95cm">
              <text:p/>
            </draw:line>
          </draw:g>
          <draw:g>
            <draw:line draw:style-name="gr1" draw:text-style-name="P1" draw:layer="layout" svg:x1="6.625cm" svg:y1="1.925cm" svg:x2="6.625cm" svg:y2="7.95cm">
              <text:p/>
            </draw:line>
          </draw:g>
          <draw:g>
            <draw:line draw:style-name="gr1" draw:text-style-name="P1" draw:layer="layout" svg:x1="8.875cm" svg:y1="1.925cm" svg:x2="8.875cm" svg:y2="7.95cm">
              <text:p/>
            </draw:line>
          </draw:g>
          <draw:g>
            <draw:line draw:style-name="gr1" draw:text-style-name="P1" draw:layer="layout" svg:x1="1.6cm" svg:y1="2.725cm" svg:x2="1.6cm" svg:y2="8.75cm">
              <text:p/>
            </draw:line>
          </draw:g>
          <draw:g>
            <draw:line draw:style-name="gr1" draw:text-style-name="P1" draw:layer="layout" svg:x1="3.85cm" svg:y1="2.7cm" svg:x2="3.85cm" svg:y2="8.725cm">
              <text:p/>
            </draw:line>
          </draw:g>
          <draw:g>
            <draw:line draw:style-name="gr1" draw:text-style-name="P1" draw:layer="layout" svg:x1="6.1cm" svg:y1="2.7cm" svg:x2="6.1cm" svg:y2="8.725cm">
              <text:p/>
            </draw:line>
          </draw:g>
          <draw:g>
            <draw:line draw:style-name="gr1" draw:text-style-name="P1" draw:layer="layout" svg:x1="8.35cm" svg:y1="2.7cm" svg:x2="8.35cm" svg:y2="8.725cm">
              <text:p/>
            </draw:line>
          </draw:g>
          <draw:g>
            <draw:line draw:style-name="gr1" draw:text-style-name="P1" draw:layer="layout" svg:x1="7.85cm" svg:y1="3.45cm" svg:x2="7.85cm" svg:y2="9.475cm">
              <text:p/>
            </draw:line>
          </draw:g>
          <draw:g>
            <draw:line draw:style-name="gr1" draw:text-style-name="P1" draw:layer="layout" svg:x1="5.6cm" svg:y1="3.45cm" svg:x2="5.6cm" svg:y2="9.475cm">
              <text:p/>
            </draw:line>
          </draw:g>
          <draw:g>
            <draw:line draw:style-name="gr1" draw:text-style-name="P1" draw:layer="layout" svg:x1="3.35cm" svg:y1="3.45cm" svg:x2="3.35cm" svg:y2="9.475cm">
              <text:p/>
            </draw:line>
          </draw:g>
          <draw:g>
            <draw:line draw:style-name="gr1" draw:text-style-name="P1" draw:layer="layout" svg:x1="1.1cm" svg:y1="3.475cm" svg:x2="1.1cm" svg:y2="9.5cm">
              <text:p/>
            </draw:line>
          </draw:g>
          <draw:line draw:style-name="gr1" draw:text-style-name="P1" draw:layer="layout" svg:x1="2.1cm" svg:y1="5.925cm" svg:x2="8.85cm" svg:y2="5.925cm">
            <text:p/>
          </draw:line>
          <draw:rect draw:style-name="gr2" draw:text-style-name="P1" draw:layer="layout" svg:width="0.744cm" svg:height="0.225cm" svg:x="2.856cm" svg:y="5.825cm">
            <text:p/>
          </draw:rect>
          <draw:rect draw:style-name="gr2" draw:text-style-name="P1" draw:layer="layout" svg:width="0.744cm" svg:height="0.225cm" svg:x="5.1cm" svg:y="5.8cm">
            <text:p/>
          </draw:rect>
          <draw:rect draw:style-name="gr2" draw:text-style-name="P1" draw:layer="layout" svg:width="0.744cm" svg:height="0.225cm" svg:x="7.356cm" svg:y="5.8cm">
            <text:p/>
          </draw:rect>
          <draw:line draw:style-name="gr1" draw:text-style-name="P1" draw:layer="layout" svg:x1="2.125cm" svg:y1="3.925cm" svg:x2="8.875cm" svg:y2="3.925cm">
            <text:p/>
          </draw:line>
          <draw:rect draw:style-name="gr2" draw:text-style-name="P1" draw:layer="layout" svg:width="0.744cm" svg:height="0.225cm" svg:x="7.381cm" svg:y="3.8cm">
            <text:p/>
          </draw:rect>
          <draw:rect draw:style-name="gr2" draw:text-style-name="P1" draw:layer="layout" svg:width="0.744cm" svg:height="0.225cm" svg:x="2.881cm" svg:y="3.825cm">
            <text:p/>
          </draw:rect>
          <draw:rect draw:style-name="gr2" draw:text-style-name="P1" draw:layer="layout" svg:width="0.744cm" svg:height="0.225cm" svg:x="5.125cm" svg:y="3.8cm">
            <text:p/>
          </draw:rect>
          <draw:g>
            <draw:g>
              <draw:g>
                <draw:line draw:style-name="gr1" draw:text-style-name="P1" draw:layer="layout" svg:x1="1.625cm" svg:y1="8.7cm" svg:x2="1.1cm" svg:y2="9.475cm">
                  <text:p/>
                </draw:line>
                <draw:rect draw:style-name="gr2" draw:text-style-name="P1" draw:layer="layout" svg:width="0.234cm" svg:height="0.389cm" draw:transform="rotate (-0.60981804064789) translate (1.377cm 8.857cm)">
                  <text:p/>
                </draw:rect>
              </draw:g>
              <draw:g>
                <draw:line draw:style-name="gr1" draw:text-style-name="P1" draw:layer="layout" svg:x1="3.85cm" svg:y1="8.7cm" svg:x2="3.325cm" svg:y2="9.475cm">
                  <text:p/>
                </draw:line>
                <draw:rect draw:style-name="gr2" draw:text-style-name="P1" draw:layer="layout" svg:width="0.234cm" svg:height="0.389cm" draw:transform="rotate (-0.60981804064789) translate (3.602cm 8.857cm)">
                  <text:p/>
                </draw:rect>
              </draw:g>
              <draw:g>
                <draw:line draw:style-name="gr1" draw:text-style-name="P1" draw:layer="layout" svg:x1="6.1cm" svg:y1="8.7cm" svg:x2="5.575cm" svg:y2="9.475cm">
                  <text:p/>
                </draw:line>
                <draw:rect draw:style-name="gr2" draw:text-style-name="P1" draw:layer="layout" svg:width="0.234cm" svg:height="0.389cm" draw:transform="rotate (-0.60981804064789) translate (5.852cm 8.857cm)">
                  <text:p/>
                </draw:rect>
              </draw:g>
              <draw:g>
                <draw:line draw:style-name="gr1" draw:text-style-name="P1" draw:layer="layout" svg:x1="8.35cm" svg:y1="8.7cm" svg:x2="7.825cm" svg:y2="9.475cm">
                  <text:p/>
                </draw:line>
                <draw:rect draw:style-name="gr2" draw:text-style-name="P1" draw:layer="layout" svg:width="0.234cm" svg:height="0.389cm" draw:transform="rotate (-0.60981804064789) translate (8.102cm 8.857cm)">
                  <text:p/>
                </draw:rect>
              </draw:g>
            </draw:g>
            <draw:g>
              <draw:g>
                <draw:line draw:style-name="gr1" draw:text-style-name="P1" draw:layer="layout" svg:x1="2.15cm" svg:y1="7.925cm" svg:x2="1.625cm" svg:y2="8.7cm">
                  <text:p/>
                </draw:line>
                <draw:rect draw:style-name="gr2" draw:text-style-name="P1" draw:layer="layout" svg:width="0.234cm" svg:height="0.389cm" draw:transform="rotate (-0.60981804064789) translate (1.902cm 8.082cm)">
                  <text:p/>
                </draw:rect>
              </draw:g>
              <draw:g>
                <draw:line draw:style-name="gr1" draw:text-style-name="P1" draw:layer="layout" svg:x1="4.375cm" svg:y1="7.925cm" svg:x2="3.85cm" svg:y2="8.7cm">
                  <text:p/>
                </draw:line>
                <draw:rect draw:style-name="gr2" draw:text-style-name="P1" draw:layer="layout" svg:width="0.234cm" svg:height="0.389cm" draw:transform="rotate (-0.60981804064789) translate (4.127cm 8.082cm)">
                  <text:p/>
                </draw:rect>
              </draw:g>
              <draw:g>
                <draw:line draw:style-name="gr1" draw:text-style-name="P1" draw:layer="layout" svg:x1="6.625cm" svg:y1="7.925cm" svg:x2="6.1cm" svg:y2="8.7cm">
                  <text:p/>
                </draw:line>
                <draw:rect draw:style-name="gr2" draw:text-style-name="P1" draw:layer="layout" svg:width="0.234cm" svg:height="0.389cm" draw:transform="rotate (-0.60981804064789) translate (6.377cm 8.082cm)">
                  <text:p/>
                </draw:rect>
              </draw:g>
              <draw:g>
                <draw:line draw:style-name="gr1" draw:text-style-name="P1" draw:layer="layout" svg:x1="8.875cm" svg:y1="7.925cm" svg:x2="8.35cm" svg:y2="8.7cm">
                  <text:p/>
                </draw:line>
                <draw:rect draw:style-name="gr2" draw:text-style-name="P1" draw:layer="layout" svg:width="0.234cm" svg:height="0.389cm" draw:transform="rotate (-0.60981804064789) translate (8.627cm 8.082cm)">
                  <text:p/>
                </draw:rect>
              </draw:g>
            </draw:g>
            <draw:g>
              <draw:g>
                <draw:line draw:style-name="gr1" draw:text-style-name="P1" draw:layer="layout" svg:x1="1.1cm" svg:y1="9.45cm" svg:x2="7.85cm" svg:y2="9.45cm">
                  <text:p/>
                </draw:line>
                <draw:circle draw:style-name="gr2" draw:text-style-name="P1" draw:layer="layout" svg:width="0.3cm" svg:height="0.3cm" svg:x="0.95cm" svg:y="9.325cm">
                  <text:p/>
                </draw:circle>
                <draw:circle draw:style-name="gr2" draw:text-style-name="P1" draw:layer="layout" svg:width="0.3cm" svg:height="0.3cm" svg:x="3.2cm" svg:y="9.3cm">
                  <text:p/>
                </draw:circle>
                <draw:circle draw:style-name="gr2" draw:text-style-name="P1" draw:layer="layout" svg:width="0.3cm" svg:height="0.3cm" svg:x="5.45cm" svg:y="9.3cm">
                  <text:p/>
                </draw:circle>
                <draw:circle draw:style-name="gr2" draw:text-style-name="P1" draw:layer="layout" svg:width="0.3cm" svg:height="0.3cm" svg:x="7.7cm" svg:y="9.3cm">
                  <text:p/>
                </draw:circle>
              </draw:g>
              <draw:rect draw:style-name="gr2" draw:text-style-name="P1" draw:layer="layout" svg:width="0.744cm" svg:height="0.225cm" svg:x="1.856cm" svg:y="9.35cm">
                <text:p/>
              </draw:rect>
              <draw:rect draw:style-name="gr2" draw:text-style-name="P1" draw:layer="layout" svg:width="0.744cm" svg:height="0.225cm" svg:x="4.1cm" svg:y="9.325cm">
                <text:p/>
              </draw:rect>
              <draw:rect draw:style-name="gr2" draw:text-style-name="P1" draw:layer="layout" svg:width="0.744cm" svg:height="0.225cm" svg:x="6.356cm" svg:y="9.325cm">
                <text:p/>
              </draw:rect>
            </draw:g>
            <draw:g>
              <draw:g>
                <draw:line draw:style-name="gr1" draw:text-style-name="P1" draw:layer="layout" svg:x1="1.6cm" svg:y1="8.7cm" svg:x2="8.35cm" svg:y2="8.7cm">
                  <text:p/>
                </draw:line>
                <draw:circle draw:style-name="gr2" draw:text-style-name="P1" draw:layer="layout" svg:width="0.3cm" svg:height="0.3cm" svg:x="1.45cm" svg:y="8.575cm">
                  <text:p/>
                </draw:circle>
                <draw:circle draw:style-name="gr2" draw:text-style-name="P1" draw:layer="layout" svg:width="0.3cm" svg:height="0.3cm" svg:x="3.7cm" svg:y="8.55cm">
                  <text:p/>
                </draw:circle>
                <draw:circle draw:style-name="gr2" draw:text-style-name="P1" draw:layer="layout" svg:width="0.3cm" svg:height="0.3cm" svg:x="5.95cm" svg:y="8.55cm">
                  <text:p/>
                </draw:circle>
                <draw:circle draw:style-name="gr2" draw:text-style-name="P1" draw:layer="layout" svg:width="0.3cm" svg:height="0.3cm" svg:x="8.2cm" svg:y="8.55cm">
                  <text:p/>
                </draw:circle>
              </draw:g>
              <draw:rect draw:style-name="gr2" draw:text-style-name="P1" draw:layer="layout" svg:width="0.744cm" svg:height="0.225cm" svg:x="2.356cm" svg:y="8.6cm">
                <text:p/>
              </draw:rect>
              <draw:rect draw:style-name="gr2" draw:text-style-name="P1" draw:layer="layout" svg:width="0.744cm" svg:height="0.225cm" svg:x="4.6cm" svg:y="8.575cm">
                <text:p/>
              </draw:rect>
              <draw:rect draw:style-name="gr2" draw:text-style-name="P1" draw:layer="layout" svg:width="0.744cm" svg:height="0.225cm" svg:x="6.856cm" svg:y="8.575cm">
                <text:p/>
              </draw:rect>
            </draw:g>
            <draw:g>
              <draw:g>
                <draw:line draw:style-name="gr1" draw:text-style-name="P1" draw:layer="layout" svg:x1="2.125cm" svg:y1="7.925cm" svg:x2="8.875cm" svg:y2="7.925cm">
                  <text:p/>
                </draw:line>
                <draw:circle draw:style-name="gr2" draw:text-style-name="P1" draw:layer="layout" svg:width="0.3cm" svg:height="0.3cm" svg:x="1.975cm" svg:y="7.8cm">
                  <text:p/>
                </draw:circle>
                <draw:circle draw:style-name="gr2" draw:text-style-name="P1" draw:layer="layout" svg:width="0.3cm" svg:height="0.3cm" svg:x="4.225cm" svg:y="7.775cm">
                  <text:p/>
                </draw:circle>
                <draw:circle draw:style-name="gr2" draw:text-style-name="P1" draw:layer="layout" svg:width="0.3cm" svg:height="0.3cm" svg:x="6.475cm" svg:y="7.775cm">
                  <text:p/>
                </draw:circle>
                <draw:circle draw:style-name="gr2" draw:text-style-name="P1" draw:layer="layout" svg:width="0.3cm" svg:height="0.3cm" svg:x="8.725cm" svg:y="7.775cm">
                  <text:p/>
                </draw:circle>
              </draw:g>
              <draw:rect draw:style-name="gr2" draw:text-style-name="P1" draw:layer="layout" svg:width="0.744cm" svg:height="0.225cm" svg:x="2.881cm" svg:y="7.825cm">
                <text:p/>
              </draw:rect>
              <draw:rect draw:style-name="gr2" draw:text-style-name="P1" draw:layer="layout" svg:width="0.744cm" svg:height="0.225cm" svg:x="5.125cm" svg:y="7.8cm">
                <text:p/>
              </draw:rect>
              <draw:rect draw:style-name="gr2" draw:text-style-name="P1" draw:layer="layout" svg:width="0.744cm" svg:height="0.225cm" svg:x="7.381cm" svg:y="7.8cm">
                <text:p/>
              </draw:rect>
            </draw:g>
          </draw:g>
          <draw:rect draw:style-name="gr2" draw:text-style-name="P1" draw:layer="layout" svg:width="0.664cm" svg:height="0.225cm" draw:transform="rotate (-1.57079632679579) translate (1.2cm 4.15cm)">
            <text:p/>
          </draw:rect>
          <draw:rect draw:style-name="gr2" draw:text-style-name="P1" draw:layer="layout" svg:width="0.664cm" svg:height="0.225cm" draw:transform="rotate (-1.57079632679579) translate (1.225cm 6.153cm)">
            <text:p/>
          </draw:rect>
          <draw:rect draw:style-name="gr2" draw:text-style-name="P1" draw:layer="layout" svg:width="0.665cm" svg:height="0.225cm" draw:transform="rotate (-1.57079632679579) translate (1.225cm 8.166cm)">
            <text:p/>
          </draw:rect>
          <draw:rect draw:style-name="gr2" draw:text-style-name="P1" draw:layer="layout" svg:width="0.665cm" svg:height="0.225cm" draw:transform="rotate (-1.57079632679579) translate (3.475cm 8.141cm)">
            <text:p/>
          </draw:rect>
          <draw:rect draw:style-name="gr2" draw:text-style-name="P1" draw:layer="layout" svg:width="0.665cm" svg:height="0.225cm" draw:transform="rotate (-1.57079632679579) translate (5.725cm 8.141cm)">
            <text:p/>
          </draw:rect>
          <draw:rect draw:style-name="gr2" draw:text-style-name="P1" draw:layer="layout" svg:width="0.664cm" svg:height="0.225cm" draw:transform="rotate (-1.57079632679579) translate (1.7cm 3.4cm)">
            <text:p/>
          </draw:rect>
          <draw:rect draw:style-name="gr2" draw:text-style-name="P1" draw:layer="layout" svg:width="0.664cm" svg:height="0.225cm" draw:transform="rotate (-1.57079632679579) translate (1.725cm 5.403cm)">
            <text:p/>
          </draw:rect>
          <draw:rect draw:style-name="gr2" draw:text-style-name="P1" draw:layer="layout" svg:width="0.665cm" svg:height="0.225cm" draw:transform="rotate (-1.57079632679579) translate (1.725cm 7.416cm)">
            <text:p/>
          </draw:rect>
          <draw:rect draw:style-name="gr2" draw:text-style-name="P1" draw:layer="layout" svg:width="0.664cm" svg:height="0.225cm" draw:transform="rotate (-1.57079632679579) translate (3.95cm 3.375cm)">
            <text:p/>
          </draw:rect>
          <draw:rect draw:style-name="gr2" draw:text-style-name="P1" draw:layer="layout" svg:width="0.664cm" svg:height="0.225cm" draw:transform="rotate (-1.57079632679579) translate (3.975cm 5.378cm)">
            <text:p/>
          </draw:rect>
          <draw:rect draw:style-name="gr2" draw:text-style-name="P1" draw:layer="layout" svg:width="0.665cm" svg:height="0.225cm" draw:transform="rotate (-1.57079632679579) translate (3.975cm 7.391cm)">
            <text:p/>
          </draw:rect>
          <draw:rect draw:style-name="gr2" draw:text-style-name="P1" draw:layer="layout" svg:width="0.664cm" svg:height="0.225cm" draw:transform="rotate (-1.57079632679579) translate (6.2cm 3.375cm)">
            <text:p/>
          </draw:rect>
          <draw:rect draw:style-name="gr2" draw:text-style-name="P1" draw:layer="layout" svg:width="0.664cm" svg:height="0.225cm" draw:transform="rotate (-1.57079632679579) translate (6.225cm 5.378cm)">
            <text:p/>
          </draw:rect>
          <draw:rect draw:style-name="gr2" draw:text-style-name="P1" draw:layer="layout" svg:width="0.665cm" svg:height="0.225cm" draw:transform="rotate (-1.57079632679579) translate (6.225cm 7.391cm)">
            <text:p/>
          </draw:rect>
          <draw:rect draw:style-name="gr2" draw:text-style-name="P1" draw:layer="layout" svg:width="0.664cm" svg:height="0.225cm" draw:transform="rotate (-1.57079632679579) translate (8.45cm 3.375cm)">
            <text:p/>
          </draw:rect>
          <draw:rect draw:style-name="gr2" draw:text-style-name="P1" draw:layer="layout" svg:width="0.664cm" svg:height="0.225cm" draw:transform="rotate (-1.57079632679579) translate (8.475cm 5.378cm)">
            <text:p/>
          </draw:rect>
          <draw:rect draw:style-name="gr2" draw:text-style-name="P1" draw:layer="layout" svg:width="0.665cm" svg:height="0.225cm" draw:transform="rotate (-1.57079632679579) translate (8.475cm 7.391cm)">
            <text:p/>
          </draw:rect>
          <draw:rect draw:style-name="gr2" draw:text-style-name="P1" draw:layer="layout" svg:width="0.664cm" svg:height="0.225cm" draw:transform="rotate (-1.57079632679579) translate (2.225cm 2.625cm)">
            <text:p/>
          </draw:rect>
          <draw:rect draw:style-name="gr2" draw:text-style-name="P1" draw:layer="layout" svg:width="0.664cm" svg:height="0.225cm" draw:transform="rotate (-1.57079632679579) translate (2.25cm 4.628cm)">
            <text:p/>
          </draw:rect>
          <draw:rect draw:style-name="gr2" draw:text-style-name="P1" draw:layer="layout" svg:width="0.665cm" svg:height="0.225cm" draw:transform="rotate (-1.57079632679579) translate (2.25cm 6.641cm)">
            <text:p/>
          </draw:rect>
          <draw:rect draw:style-name="gr2" draw:text-style-name="P1" draw:layer="layout" svg:width="0.664cm" svg:height="0.225cm" draw:transform="rotate (-1.57079632679579) translate (4.475cm 2.6cm)">
            <text:p/>
          </draw:rect>
          <draw:rect draw:style-name="gr2" draw:text-style-name="P1" draw:layer="layout" svg:width="0.664cm" svg:height="0.225cm" draw:transform="rotate (-1.57079632679579) translate (4.5cm 4.603cm)">
            <text:p/>
          </draw:rect>
          <draw:rect draw:style-name="gr2" draw:text-style-name="P1" draw:layer="layout" svg:width="0.665cm" svg:height="0.225cm" draw:transform="rotate (-1.57079632679579) translate (4.5cm 6.616cm)">
            <text:p/>
          </draw:rect>
          <draw:rect draw:style-name="gr2" draw:text-style-name="P1" draw:layer="layout" svg:width="0.664cm" svg:height="0.225cm" draw:transform="rotate (-1.57079632679579) translate (6.725cm 2.6cm)">
            <text:p/>
          </draw:rect>
          <draw:rect draw:style-name="gr2" draw:text-style-name="P1" draw:layer="layout" svg:width="0.664cm" svg:height="0.225cm" draw:transform="rotate (-1.57079632679579) translate (6.75cm 4.603cm)">
            <text:p/>
          </draw:rect>
          <draw:rect draw:style-name="gr2" draw:text-style-name="P1" draw:layer="layout" svg:width="0.665cm" svg:height="0.225cm" draw:transform="rotate (-1.57079632679579) translate (6.75cm 6.616cm)">
            <text:p/>
          </draw:rect>
          <draw:rect draw:style-name="gr2" draw:text-style-name="P1" draw:layer="layout" svg:width="0.664cm" svg:height="0.225cm" draw:transform="rotate (-1.57079632679579) translate (8.975cm 2.6cm)">
            <text:p/>
          </draw:rect>
          <draw:rect draw:style-name="gr2" draw:text-style-name="P1" draw:layer="layout" svg:width="0.664cm" svg:height="0.225cm" draw:transform="rotate (-1.57079632679579) translate (9cm 4.603cm)">
            <text:p/>
          </draw:rect>
          <draw:rect draw:style-name="gr2" draw:text-style-name="P1" draw:layer="layout" svg:width="0.665cm" svg:height="0.225cm" draw:transform="rotate (-1.57079632679579) translate (9cm 6.616cm)">
            <text:p/>
          </draw:rect>
          <draw:g>
            <draw:g>
              <draw:line draw:style-name="gr1" draw:text-style-name="P1" draw:layer="layout" svg:x1="1.6cm" svg:y1="6.7cm" svg:x2="1.075cm" svg:y2="7.475cm">
                <text:p/>
              </draw:line>
              <draw:rect draw:style-name="gr2" draw:text-style-name="P1" draw:layer="layout" svg:width="0.234cm" svg:height="0.389cm" draw:transform="rotate (-0.60981804064789) translate (1.352cm 6.857cm)">
                <text:p/>
              </draw:rect>
            </draw:g>
            <draw:g>
              <draw:line draw:style-name="gr1" draw:text-style-name="P1" draw:layer="layout" svg:x1="3.825cm" svg:y1="6.7cm" svg:x2="3.3cm" svg:y2="7.475cm">
                <text:p/>
              </draw:line>
              <draw:rect draw:style-name="gr2" draw:text-style-name="P1" draw:layer="layout" svg:width="0.234cm" svg:height="0.389cm" draw:transform="rotate (-0.60981804064789) translate (3.577cm 6.857cm)">
                <text:p/>
              </draw:rect>
            </draw:g>
            <draw:g>
              <draw:line draw:style-name="gr1" draw:text-style-name="P1" draw:layer="layout" svg:x1="6.075cm" svg:y1="6.7cm" svg:x2="5.55cm" svg:y2="7.475cm">
                <text:p/>
              </draw:line>
              <draw:rect draw:style-name="gr2" draw:text-style-name="P1" draw:layer="layout" svg:width="0.234cm" svg:height="0.389cm" draw:transform="rotate (-0.60981804064789) translate (5.827cm 6.857cm)">
                <text:p/>
              </draw:rect>
            </draw:g>
            <draw:g>
              <draw:line draw:style-name="gr1" draw:text-style-name="P1" draw:layer="layout" svg:x1="8.325cm" svg:y1="6.7cm" svg:x2="7.8cm" svg:y2="7.475cm">
                <text:p/>
              </draw:line>
              <draw:rect draw:style-name="gr2" draw:text-style-name="P1" draw:layer="layout" svg:width="0.234cm" svg:height="0.389cm" draw:transform="rotate (-0.60981804064789) translate (8.077cm 6.857cm)">
                <text:p/>
              </draw:rect>
            </draw:g>
          </draw:g>
          <draw:g>
            <draw:g>
              <draw:line draw:style-name="gr1" draw:text-style-name="P1" draw:layer="layout" svg:x1="2.125cm" svg:y1="5.925cm" svg:x2="1.6cm" svg:y2="6.7cm">
                <text:p/>
              </draw:line>
              <draw:rect draw:style-name="gr2" draw:text-style-name="P1" draw:layer="layout" svg:width="0.234cm" svg:height="0.389cm" draw:transform="rotate (-0.60981804064789) translate (1.877cm 6.082cm)">
                <text:p/>
              </draw:rect>
            </draw:g>
            <draw:g>
              <draw:line draw:style-name="gr1" draw:text-style-name="P1" draw:layer="layout" svg:x1="4.35cm" svg:y1="5.925cm" svg:x2="3.825cm" svg:y2="6.7cm">
                <text:p/>
              </draw:line>
              <draw:rect draw:style-name="gr2" draw:text-style-name="P1" draw:layer="layout" svg:width="0.234cm" svg:height="0.389cm" draw:transform="rotate (-0.60981804064789) translate (4.102cm 6.082cm)">
                <text:p/>
              </draw:rect>
            </draw:g>
            <draw:g>
              <draw:line draw:style-name="gr1" draw:text-style-name="P1" draw:layer="layout" svg:x1="6.6cm" svg:y1="5.925cm" svg:x2="6.075cm" svg:y2="6.7cm">
                <text:p/>
              </draw:line>
              <draw:rect draw:style-name="gr2" draw:text-style-name="P1" draw:layer="layout" svg:width="0.234cm" svg:height="0.389cm" draw:transform="rotate (-0.60981804064789) translate (6.352cm 6.082cm)">
                <text:p/>
              </draw:rect>
            </draw:g>
            <draw:g>
              <draw:line draw:style-name="gr1" draw:text-style-name="P1" draw:layer="layout" svg:x1="8.85cm" svg:y1="5.925cm" svg:x2="8.325cm" svg:y2="6.7cm">
                <text:p/>
              </draw:line>
              <draw:rect draw:style-name="gr2" draw:text-style-name="P1" draw:layer="layout" svg:width="0.234cm" svg:height="0.389cm" draw:transform="rotate (-0.60981804064789) translate (8.602cm 6.082cm)">
                <text:p/>
              </draw:rect>
            </draw:g>
          </draw:g>
          <draw:g>
            <draw:g>
              <draw:line draw:style-name="gr1" draw:text-style-name="P1" draw:layer="layout" svg:x1="1.075cm" svg:y1="7.45cm" svg:x2="7.825cm" svg:y2="7.45cm">
                <text:p/>
              </draw:line>
              <draw:circle draw:style-name="gr2" draw:text-style-name="P1" draw:layer="layout" svg:width="0.3cm" svg:height="0.3cm" svg:x="0.925cm" svg:y="7.325cm">
                <text:p/>
              </draw:circle>
              <draw:circle draw:style-name="gr2" draw:text-style-name="P1" draw:layer="layout" svg:width="0.3cm" svg:height="0.3cm" svg:x="3.175cm" svg:y="7.3cm">
                <text:p/>
              </draw:circle>
              <draw:circle draw:style-name="gr2" draw:text-style-name="P1" draw:layer="layout" svg:width="0.3cm" svg:height="0.3cm" svg:x="5.425cm" svg:y="7.3cm">
                <text:p/>
              </draw:circle>
              <draw:circle draw:style-name="gr2" draw:text-style-name="P1" draw:layer="layout" svg:width="0.3cm" svg:height="0.3cm" svg:x="7.675cm" svg:y="7.3cm">
                <text:p/>
              </draw:circle>
            </draw:g>
            <draw:rect draw:style-name="gr2" draw:text-style-name="P1" draw:layer="layout" svg:width="0.744cm" svg:height="0.225cm" svg:x="1.831cm" svg:y="7.35cm">
              <text:p/>
            </draw:rect>
            <draw:rect draw:style-name="gr2" draw:text-style-name="P1" draw:layer="layout" svg:width="0.744cm" svg:height="0.225cm" svg:x="4.075cm" svg:y="7.325cm">
              <text:p/>
            </draw:rect>
            <draw:rect draw:style-name="gr2" draw:text-style-name="P1" draw:layer="layout" svg:width="0.744cm" svg:height="0.225cm" svg:x="6.331cm" svg:y="7.325cm">
              <text:p/>
            </draw:rect>
          </draw:g>
          <draw:g>
            <draw:g>
              <draw:line draw:style-name="gr1" draw:text-style-name="P1" draw:layer="layout" svg:x1="1.575cm" svg:y1="6.7cm" svg:x2="8.325cm" svg:y2="6.7cm">
                <text:p/>
              </draw:line>
              <draw:circle draw:style-name="gr2" draw:text-style-name="P1" draw:layer="layout" svg:width="0.3cm" svg:height="0.3cm" svg:x="1.425cm" svg:y="6.575cm">
                <text:p/>
              </draw:circle>
              <draw:circle draw:style-name="gr2" draw:text-style-name="P1" draw:layer="layout" svg:width="0.3cm" svg:height="0.3cm" svg:x="3.675cm" svg:y="6.55cm">
                <text:p/>
              </draw:circle>
              <draw:circle draw:style-name="gr2" draw:text-style-name="P1" draw:layer="layout" svg:width="0.3cm" svg:height="0.3cm" svg:x="5.925cm" svg:y="6.55cm">
                <text:p/>
              </draw:circle>
              <draw:circle draw:style-name="gr2" draw:text-style-name="P1" draw:layer="layout" svg:width="0.3cm" svg:height="0.3cm" svg:x="8.175cm" svg:y="6.55cm">
                <text:p/>
              </draw:circle>
            </draw:g>
            <draw:rect draw:style-name="gr2" draw:text-style-name="P1" draw:layer="layout" svg:width="0.744cm" svg:height="0.225cm" svg:x="2.331cm" svg:y="6.6cm">
              <text:p/>
            </draw:rect>
            <draw:rect draw:style-name="gr2" draw:text-style-name="P1" draw:layer="layout" svg:width="0.744cm" svg:height="0.225cm" svg:x="4.575cm" svg:y="6.575cm">
              <text:p/>
            </draw:rect>
            <draw:rect draw:style-name="gr2" draw:text-style-name="P1" draw:layer="layout" svg:width="0.744cm" svg:height="0.225cm" svg:x="6.831cm" svg:y="6.575cm">
              <text:p/>
            </draw:rect>
          </draw:g>
          <draw:circle draw:style-name="gr2" draw:text-style-name="P1" draw:layer="layout" svg:width="0.3cm" svg:height="0.3cm" svg:x="1.95cm" svg:y="5.8cm">
            <text:p/>
          </draw:circle>
          <draw:circle draw:style-name="gr2" draw:text-style-name="P1" draw:layer="layout" svg:width="0.3cm" svg:height="0.3cm" svg:x="4.2cm" svg:y="5.775cm">
            <text:p/>
          </draw:circle>
          <draw:circle draw:style-name="gr2" draw:text-style-name="P1" draw:layer="layout" svg:width="0.3cm" svg:height="0.3cm" svg:x="6.45cm" svg:y="5.775cm">
            <text:p/>
          </draw:circle>
          <draw:circle draw:style-name="gr2" draw:text-style-name="P1" draw:layer="layout" svg:width="0.3cm" svg:height="0.3cm" svg:x="8.7cm" svg:y="5.775cm">
            <text:p/>
          </draw:circle>
          <draw:g>
            <draw:g>
              <draw:line draw:style-name="gr1" draw:text-style-name="P1" draw:layer="layout" svg:x1="1.625cm" svg:y1="4.7cm" svg:x2="1.1cm" svg:y2="5.475cm">
                <text:p/>
              </draw:line>
              <draw:rect draw:style-name="gr2" draw:text-style-name="P1" draw:layer="layout" svg:width="0.234cm" svg:height="0.389cm" draw:transform="rotate (-0.60981804064789) translate (1.377cm 4.857cm)">
                <text:p/>
              </draw:rect>
            </draw:g>
            <draw:g>
              <draw:line draw:style-name="gr1" draw:text-style-name="P1" draw:layer="layout" svg:x1="3.85cm" svg:y1="4.7cm" svg:x2="3.325cm" svg:y2="5.475cm">
                <text:p/>
              </draw:line>
              <draw:rect draw:style-name="gr2" draw:text-style-name="P1" draw:layer="layout" svg:width="0.234cm" svg:height="0.389cm" draw:transform="rotate (-0.60981804064789) translate (3.602cm 4.857cm)">
                <text:p/>
              </draw:rect>
            </draw:g>
            <draw:g>
              <draw:line draw:style-name="gr1" draw:text-style-name="P1" draw:layer="layout" svg:x1="6.1cm" svg:y1="4.7cm" svg:x2="5.575cm" svg:y2="5.475cm">
                <text:p/>
              </draw:line>
              <draw:rect draw:style-name="gr2" draw:text-style-name="P1" draw:layer="layout" svg:width="0.234cm" svg:height="0.389cm" draw:transform="rotate (-0.60981804064789) translate (5.852cm 4.857cm)">
                <text:p/>
              </draw:rect>
            </draw:g>
            <draw:g>
              <draw:line draw:style-name="gr1" draw:text-style-name="P1" draw:layer="layout" svg:x1="8.35cm" svg:y1="4.7cm" svg:x2="7.825cm" svg:y2="5.475cm">
                <text:p/>
              </draw:line>
              <draw:rect draw:style-name="gr2" draw:text-style-name="P1" draw:layer="layout" svg:width="0.234cm" svg:height="0.389cm" draw:transform="rotate (-0.60981804064789) translate (8.102cm 4.857cm)">
                <text:p/>
              </draw:rect>
            </draw:g>
          </draw:g>
          <draw:g>
            <draw:g>
              <draw:line draw:style-name="gr1" draw:text-style-name="P1" draw:layer="layout" svg:x1="2.15cm" svg:y1="3.925cm" svg:x2="1.625cm" svg:y2="4.7cm">
                <text:p/>
              </draw:line>
              <draw:rect draw:style-name="gr2" draw:text-style-name="P1" draw:layer="layout" svg:width="0.234cm" svg:height="0.389cm" draw:transform="rotate (-0.60981804064789) translate (1.902cm 4.082cm)">
                <text:p/>
              </draw:rect>
            </draw:g>
            <draw:g>
              <draw:line draw:style-name="gr1" draw:text-style-name="P1" draw:layer="layout" svg:x1="4.375cm" svg:y1="3.925cm" svg:x2="3.85cm" svg:y2="4.7cm">
                <text:p/>
              </draw:line>
              <draw:rect draw:style-name="gr2" draw:text-style-name="P1" draw:layer="layout" svg:width="0.234cm" svg:height="0.389cm" draw:transform="rotate (-0.60981804064789) translate (4.127cm 4.082cm)">
                <text:p/>
              </draw:rect>
            </draw:g>
            <draw:g>
              <draw:line draw:style-name="gr1" draw:text-style-name="P1" draw:layer="layout" svg:x1="6.625cm" svg:y1="3.925cm" svg:x2="6.1cm" svg:y2="4.7cm">
                <text:p/>
              </draw:line>
              <draw:rect draw:style-name="gr2" draw:text-style-name="P1" draw:layer="layout" svg:width="0.234cm" svg:height="0.389cm" draw:transform="rotate (-0.60981804064789) translate (6.377cm 4.082cm)">
                <text:p/>
              </draw:rect>
            </draw:g>
            <draw:g>
              <draw:line draw:style-name="gr1" draw:text-style-name="P1" draw:layer="layout" svg:x1="8.875cm" svg:y1="3.925cm" svg:x2="8.35cm" svg:y2="4.7cm">
                <text:p/>
              </draw:line>
              <draw:rect draw:style-name="gr2" draw:text-style-name="P1" draw:layer="layout" svg:width="0.234cm" svg:height="0.389cm" draw:transform="rotate (-0.60981804064789) translate (8.627cm 4.082cm)">
                <text:p/>
              </draw:rect>
            </draw:g>
          </draw:g>
          <draw:g>
            <draw:g>
              <draw:line draw:style-name="gr1" draw:text-style-name="P1" draw:layer="layout" svg:x1="1.1cm" svg:y1="5.45cm" svg:x2="7.85cm" svg:y2="5.45cm">
                <text:p/>
              </draw:line>
              <draw:circle draw:style-name="gr2" draw:text-style-name="P1" draw:layer="layout" svg:width="0.3cm" svg:height="0.3cm" svg:x="0.95cm" svg:y="5.325cm">
                <text:p/>
              </draw:circle>
              <draw:circle draw:style-name="gr2" draw:text-style-name="P1" draw:layer="layout" svg:width="0.3cm" svg:height="0.3cm" svg:x="3.2cm" svg:y="5.3cm">
                <text:p/>
              </draw:circle>
              <draw:circle draw:style-name="gr2" draw:text-style-name="P1" draw:layer="layout" svg:width="0.3cm" svg:height="0.3cm" svg:x="5.45cm" svg:y="5.3cm">
                <text:p/>
              </draw:circle>
              <draw:circle draw:style-name="gr2" draw:text-style-name="P1" draw:layer="layout" svg:width="0.3cm" svg:height="0.3cm" svg:x="7.7cm" svg:y="5.3cm">
                <text:p/>
              </draw:circle>
            </draw:g>
            <draw:rect draw:style-name="gr2" draw:text-style-name="P1" draw:layer="layout" svg:width="0.744cm" svg:height="0.225cm" svg:x="1.856cm" svg:y="5.35cm">
              <text:p/>
            </draw:rect>
            <draw:rect draw:style-name="gr2" draw:text-style-name="P1" draw:layer="layout" svg:width="0.744cm" svg:height="0.225cm" svg:x="4.1cm" svg:y="5.325cm">
              <text:p/>
            </draw:rect>
            <draw:rect draw:style-name="gr2" draw:text-style-name="P1" draw:layer="layout" svg:width="0.744cm" svg:height="0.225cm" svg:x="6.356cm" svg:y="5.325cm">
              <text:p/>
            </draw:rect>
          </draw:g>
          <draw:g>
            <draw:g>
              <draw:line draw:style-name="gr1" draw:text-style-name="P1" draw:layer="layout" svg:x1="1.6cm" svg:y1="4.7cm" svg:x2="8.35cm" svg:y2="4.7cm">
                <text:p/>
              </draw:line>
              <draw:circle draw:style-name="gr2" draw:text-style-name="P1" draw:layer="layout" svg:width="0.3cm" svg:height="0.3cm" svg:x="1.45cm" svg:y="4.575cm">
                <text:p/>
              </draw:circle>
              <draw:circle draw:style-name="gr2" draw:text-style-name="P1" draw:layer="layout" svg:width="0.3cm" svg:height="0.3cm" svg:x="3.7cm" svg:y="4.55cm">
                <text:p/>
              </draw:circle>
              <draw:circle draw:style-name="gr2" draw:text-style-name="P1" draw:layer="layout" svg:width="0.3cm" svg:height="0.3cm" svg:x="5.95cm" svg:y="4.55cm">
                <text:p/>
              </draw:circle>
              <draw:circle draw:style-name="gr2" draw:text-style-name="P1" draw:layer="layout" svg:width="0.3cm" svg:height="0.3cm" svg:x="8.2cm" svg:y="4.55cm">
                <text:p/>
              </draw:circle>
            </draw:g>
            <draw:rect draw:style-name="gr2" draw:text-style-name="P1" draw:layer="layout" svg:width="0.744cm" svg:height="0.225cm" svg:x="2.356cm" svg:y="4.6cm">
              <text:p/>
            </draw:rect>
            <draw:rect draw:style-name="gr2" draw:text-style-name="P1" draw:layer="layout" svg:width="0.744cm" svg:height="0.225cm" svg:x="4.6cm" svg:y="4.575cm">
              <text:p/>
            </draw:rect>
            <draw:rect draw:style-name="gr2" draw:text-style-name="P1" draw:layer="layout" svg:width="0.744cm" svg:height="0.225cm" svg:x="6.856cm" svg:y="4.575cm">
              <text:p/>
            </draw:rect>
          </draw:g>
          <draw:g>
            <draw:g>
              <draw:g>
                <draw:line draw:style-name="gr1" draw:text-style-name="P1" draw:layer="layout" svg:x1="1.625cm" svg:y1="2.675cm" svg:x2="1.1cm" svg:y2="3.45cm">
                  <text:p/>
                </draw:line>
                <draw:rect draw:style-name="gr2" draw:text-style-name="P1" draw:layer="layout" svg:width="0.234cm" svg:height="0.389cm" draw:transform="rotate (-0.60981804064789) translate (1.377cm 2.832cm)">
                  <text:p/>
                </draw:rect>
              </draw:g>
              <draw:g>
                <draw:line draw:style-name="gr1" draw:text-style-name="P1" draw:layer="layout" svg:x1="3.85cm" svg:y1="2.675cm" svg:x2="3.325cm" svg:y2="3.45cm">
                  <text:p/>
                </draw:line>
                <draw:rect draw:style-name="gr2" draw:text-style-name="P1" draw:layer="layout" svg:width="0.234cm" svg:height="0.389cm" draw:transform="rotate (-0.60981804064789) translate (3.602cm 2.832cm)">
                  <text:p/>
                </draw:rect>
              </draw:g>
              <draw:g>
                <draw:line draw:style-name="gr1" draw:text-style-name="P1" draw:layer="layout" svg:x1="6.1cm" svg:y1="2.675cm" svg:x2="5.575cm" svg:y2="3.45cm">
                  <text:p/>
                </draw:line>
                <draw:rect draw:style-name="gr2" draw:text-style-name="P1" draw:layer="layout" svg:width="0.234cm" svg:height="0.389cm" draw:transform="rotate (-0.60981804064789) translate (5.852cm 2.832cm)">
                  <text:p/>
                </draw:rect>
              </draw:g>
              <draw:g>
                <draw:line draw:style-name="gr1" draw:text-style-name="P1" draw:layer="layout" svg:x1="8.35cm" svg:y1="2.675cm" svg:x2="7.825cm" svg:y2="3.45cm">
                  <text:p/>
                </draw:line>
                <draw:rect draw:style-name="gr2" draw:text-style-name="P1" draw:layer="layout" svg:width="0.234cm" svg:height="0.389cm" draw:transform="rotate (-0.60981804064789) translate (8.102cm 2.832cm)">
                  <text:p/>
                </draw:rect>
              </draw:g>
            </draw:g>
            <draw:g>
              <draw:g>
                <draw:line draw:style-name="gr1" draw:text-style-name="P1" draw:layer="layout" svg:x1="2.15cm" svg:y1="1.9cm" svg:x2="1.625cm" svg:y2="2.675cm">
                  <text:p/>
                </draw:line>
                <draw:rect draw:style-name="gr2" draw:text-style-name="P1" draw:layer="layout" svg:width="0.234cm" svg:height="0.389cm" draw:transform="rotate (-0.60981804064789) translate (1.902cm 2.057cm)">
                  <text:p/>
                </draw:rect>
              </draw:g>
              <draw:g>
                <draw:line draw:style-name="gr1" draw:text-style-name="P1" draw:layer="layout" svg:x1="4.375cm" svg:y1="1.9cm" svg:x2="3.85cm" svg:y2="2.675cm">
                  <text:p/>
                </draw:line>
                <draw:rect draw:style-name="gr2" draw:text-style-name="P1" draw:layer="layout" svg:width="0.234cm" svg:height="0.389cm" draw:transform="rotate (-0.60981804064789) translate (4.127cm 2.057cm)">
                  <text:p/>
                </draw:rect>
              </draw:g>
              <draw:g>
                <draw:line draw:style-name="gr1" draw:text-style-name="P1" draw:layer="layout" svg:x1="6.625cm" svg:y1="1.9cm" svg:x2="6.1cm" svg:y2="2.675cm">
                  <text:p/>
                </draw:line>
                <draw:rect draw:style-name="gr2" draw:text-style-name="P1" draw:layer="layout" svg:width="0.234cm" svg:height="0.389cm" draw:transform="rotate (-0.60981804064789) translate (6.377cm 2.057cm)">
                  <text:p/>
                </draw:rect>
              </draw:g>
              <draw:g>
                <draw:line draw:style-name="gr1" draw:text-style-name="P1" draw:layer="layout" svg:x1="8.875cm" svg:y1="1.9cm" svg:x2="8.35cm" svg:y2="2.675cm">
                  <text:p/>
                </draw:line>
                <draw:rect draw:style-name="gr2" draw:text-style-name="P1" draw:layer="layout" svg:width="0.234cm" svg:height="0.389cm" draw:transform="rotate (-0.60981804064789) translate (8.627cm 2.057cm)">
                  <text:p/>
                </draw:rect>
              </draw:g>
            </draw:g>
            <draw:g>
              <draw:g>
                <draw:line draw:style-name="gr1" draw:text-style-name="P1" draw:layer="layout" svg:x1="1.1cm" svg:y1="3.425cm" svg:x2="7.85cm" svg:y2="3.425cm">
                  <text:p/>
                </draw:line>
                <draw:circle draw:style-name="gr2" draw:text-style-name="P1" draw:layer="layout" svg:width="0.3cm" svg:height="0.3cm" svg:x="0.95cm" svg:y="3.3cm">
                  <text:p/>
                </draw:circle>
                <draw:circle draw:style-name="gr2" draw:text-style-name="P1" draw:layer="layout" svg:width="0.3cm" svg:height="0.3cm" svg:x="3.2cm" svg:y="3.275cm">
                  <text:p/>
                </draw:circle>
                <draw:circle draw:style-name="gr2" draw:text-style-name="P1" draw:layer="layout" svg:width="0.3cm" svg:height="0.3cm" svg:x="5.45cm" svg:y="3.275cm">
                  <text:p/>
                </draw:circle>
                <draw:circle draw:style-name="gr2" draw:text-style-name="P1" draw:layer="layout" svg:width="0.3cm" svg:height="0.3cm" svg:x="7.7cm" svg:y="3.275cm">
                  <text:p/>
                </draw:circle>
              </draw:g>
              <draw:rect draw:style-name="gr2" draw:text-style-name="P1" draw:layer="layout" svg:width="0.744cm" svg:height="0.225cm" svg:x="1.856cm" svg:y="3.325cm">
                <text:p/>
              </draw:rect>
              <draw:rect draw:style-name="gr2" draw:text-style-name="P1" draw:layer="layout" svg:width="0.744cm" svg:height="0.225cm" svg:x="4.1cm" svg:y="3.3cm">
                <text:p/>
              </draw:rect>
              <draw:rect draw:style-name="gr2" draw:text-style-name="P1" draw:layer="layout" svg:width="0.744cm" svg:height="0.225cm" svg:x="6.356cm" svg:y="3.3cm">
                <text:p/>
              </draw:rect>
            </draw:g>
            <draw:g>
              <draw:g>
                <draw:line draw:style-name="gr1" draw:text-style-name="P1" draw:layer="layout" svg:x1="1.6cm" svg:y1="2.675cm" svg:x2="8.35cm" svg:y2="2.675cm">
                  <text:p/>
                </draw:line>
                <draw:circle draw:style-name="gr2" draw:text-style-name="P1" draw:layer="layout" svg:width="0.3cm" svg:height="0.3cm" svg:x="1.45cm" svg:y="2.55cm">
                  <text:p/>
                </draw:circle>
                <draw:circle draw:style-name="gr2" draw:text-style-name="P1" draw:layer="layout" svg:width="0.3cm" svg:height="0.3cm" svg:x="3.7cm" svg:y="2.525cm">
                  <text:p/>
                </draw:circle>
                <draw:circle draw:style-name="gr2" draw:text-style-name="P1" draw:layer="layout" svg:width="0.3cm" svg:height="0.3cm" svg:x="5.95cm" svg:y="2.525cm">
                  <text:p/>
                </draw:circle>
                <draw:circle draw:style-name="gr2" draw:text-style-name="P1" draw:layer="layout" svg:width="0.3cm" svg:height="0.3cm" svg:x="8.2cm" svg:y="2.525cm">
                  <text:p/>
                </draw:circle>
              </draw:g>
              <draw:rect draw:style-name="gr2" draw:text-style-name="P1" draw:layer="layout" svg:width="0.744cm" svg:height="0.225cm" svg:x="2.356cm" svg:y="2.575cm">
                <text:p/>
              </draw:rect>
              <draw:rect draw:style-name="gr2" draw:text-style-name="P1" draw:layer="layout" svg:width="0.744cm" svg:height="0.225cm" svg:x="4.6cm" svg:y="2.55cm">
                <text:p/>
              </draw:rect>
              <draw:rect draw:style-name="gr2" draw:text-style-name="P1" draw:layer="layout" svg:width="0.744cm" svg:height="0.225cm" svg:x="6.856cm" svg:y="2.55cm">
                <text:p/>
              </draw:rect>
            </draw:g>
            <draw:g>
              <draw:g>
                <draw:line draw:style-name="gr1" draw:text-style-name="P1" draw:layer="layout" svg:x1="2.125cm" svg:y1="1.9cm" svg:x2="8.875cm" svg:y2="1.9cm">
                  <text:p/>
                </draw:line>
                <draw:circle draw:style-name="gr2" draw:text-style-name="P1" draw:layer="layout" svg:width="0.3cm" svg:height="0.3cm" svg:x="1.975cm" svg:y="1.775cm">
                  <text:p/>
                </draw:circle>
                <draw:circle draw:style-name="gr2" draw:text-style-name="P1" draw:layer="layout" svg:width="0.3cm" svg:height="0.3cm" svg:x="4.225cm" svg:y="1.75cm">
                  <text:p/>
                </draw:circle>
                <draw:circle draw:style-name="gr2" draw:text-style-name="P1" draw:layer="layout" svg:width="0.3cm" svg:height="0.3cm" svg:x="6.475cm" svg:y="1.75cm">
                  <text:p/>
                </draw:circle>
                <draw:circle draw:style-name="gr2" draw:text-style-name="P1" draw:layer="layout" svg:width="0.3cm" svg:height="0.3cm" svg:x="8.725cm" svg:y="1.75cm">
                  <text:p/>
                </draw:circle>
              </draw:g>
              <draw:rect draw:style-name="gr2" draw:text-style-name="P1" draw:layer="layout" svg:width="0.744cm" svg:height="0.225cm" svg:x="2.881cm" svg:y="1.8cm">
                <text:p/>
              </draw:rect>
              <draw:rect draw:style-name="gr2" draw:text-style-name="P1" draw:layer="layout" svg:width="0.744cm" svg:height="0.225cm" svg:x="5.125cm" svg:y="1.775cm">
                <text:p/>
              </draw:rect>
              <draw:rect draw:style-name="gr2" draw:text-style-name="P1" draw:layer="layout" svg:width="0.744cm" svg:height="0.225cm" svg:x="7.381cm" svg:y="1.775cm">
                <text:p/>
              </draw:rect>
            </draw:g>
          </draw:g>
          <draw:circle draw:style-name="gr2" draw:text-style-name="P1" draw:layer="layout" svg:width="0.3cm" svg:height="0.3cm" svg:x="1.975cm" svg:y="3.8cm">
            <text:p/>
          </draw:circle>
          <draw:circle draw:style-name="gr2" draw:text-style-name="P1" draw:layer="layout" svg:width="0.3cm" svg:height="0.3cm" svg:x="6.475cm" svg:y="3.775cm">
            <text:p/>
          </draw:circle>
          <draw:circle draw:style-name="gr2" draw:text-style-name="P1" draw:layer="layout" svg:width="0.3cm" svg:height="0.3cm" svg:x="8.725cm" svg:y="3.775cm">
            <text:p/>
          </draw:circle>
          <draw:circle draw:style-name="gr2" draw:text-style-name="P1" draw:layer="layout" svg:width="0.3cm" svg:height="0.3cm" svg:x="4.225cm" svg:y="3.775cm">
            <text:p/>
          </draw:circle>
          <draw:rect draw:style-name="gr2" draw:text-style-name="P1" draw:layer="layout" svg:width="0.664cm" svg:height="0.225cm" draw:transform="rotate (-1.57079632679579) translate (3.45cm 4.125cm)">
            <text:p/>
          </draw:rect>
          <draw:rect draw:style-name="gr2" draw:text-style-name="P1" draw:layer="layout" svg:width="0.664cm" svg:height="0.225cm" draw:transform="rotate (-1.57079632679579) translate (3.475cm 6.128cm)">
            <text:p/>
          </draw:rect>
          <draw:rect draw:style-name="gr2" draw:text-style-name="P1" draw:layer="layout" svg:width="0.664cm" svg:height="0.225cm" draw:transform="rotate (-1.57079632679579) translate (5.7cm 4.125cm)">
            <text:p/>
          </draw:rect>
          <draw:rect draw:style-name="gr2" draw:text-style-name="P1" draw:layer="layout" svg:width="0.664cm" svg:height="0.225cm" draw:transform="rotate (-1.57079632679579) translate (5.725cm 6.128cm)">
            <text:p/>
          </draw:rect>
          <draw:rect draw:style-name="gr2" draw:text-style-name="P1" draw:layer="layout" svg:width="0.664cm" svg:height="0.225cm" draw:transform="rotate (-1.57079632679579) translate (7.95cm 4.125cm)">
            <text:p/>
          </draw:rect>
          <draw:rect draw:style-name="gr2" draw:text-style-name="P1" draw:layer="layout" svg:width="0.664cm" svg:height="0.225cm" draw:transform="rotate (-1.57079632679579) translate (7.975cm 6.128cm)">
            <text:p/>
          </draw:rect>
          <draw:rect draw:style-name="gr2" draw:text-style-name="P1" draw:layer="layout" svg:width="0.665cm" svg:height="0.225cm" draw:transform="rotate (-1.57079632679579) translate (7.975cm 8.141cm)">
            <text:p/>
          </draw:rect>
        </draw:g>
        <draw:g>
          <draw:line draw:style-name="gr1" draw:text-style-name="P1" draw:layer="layout" svg:x1="3.55cm" svg:y1="12.293cm" svg:x2="2.486cm" svg:y2="13.871cm">
            <text:p/>
          </draw:line>
          <draw:line draw:style-name="gr1" draw:text-style-name="P1" draw:layer="layout" svg:x1="7.023cm" svg:y1="15.566cm" svg:x2="6.034cm" svg:y2="17.017cm">
            <text:p/>
          </draw:line>
          <draw:g>
            <draw:line draw:style-name="gr1" draw:text-style-name="P1" draw:layer="layout" svg:x1="3.314cm" svg:y1="13.831cm" svg:x2="3.314cm" svg:y2="15.92cm">
              <text:p/>
            </draw:line>
          </draw:g>
          <draw:g>
            <draw:line draw:style-name="gr1" draw:text-style-name="P1" draw:layer="layout" svg:x1="6.073cm" svg:y1="15.053cm" svg:x2="6.073cm" svg:y2="17.063cm">
              <text:p/>
            </draw:line>
          </draw:g>
          <draw:g>
            <draw:line draw:style-name="gr1" draw:text-style-name="P1" draw:layer="layout" svg:x1="2.526cm" svg:y1="11.9cm" svg:x2="2.526cm" svg:y2="17.103cm">
              <text:p/>
            </draw:line>
          </draw:g>
          <draw:line draw:style-name="gr1" draw:text-style-name="P1" draw:layer="layout" svg:x1="4.418cm" svg:y1="14.278cm" svg:x2="2.526cm" svg:y2="17.064cm">
            <text:p/>
          </draw:line>
          <draw:rect draw:style-name="gr2" draw:text-style-name="P1" draw:layer="layout" svg:width="0.368cm" svg:height="0.614cm" draw:transform="rotate (-0.60981804064789) translate (2.963cm 16.089cm)">
            <text:p/>
          </draw:rect>
          <draw:line draw:style-name="gr1" draw:text-style-name="P1" draw:layer="layout" svg:x1="2.526cm" svg:y1="17.024cm" svg:x2="8.044cm" svg:y2="17.024cm">
            <text:p/>
          </draw:line>
          <draw:circle draw:style-name="gr2" draw:text-style-name="P1" draw:layer="layout" svg:width="0.473cm" svg:height="0.473cm" svg:x="2.289cm" svg:y="16.827cm">
            <text:p/>
          </draw:circle>
          <draw:circle draw:style-name="gr2" draw:text-style-name="P1" draw:layer="layout" svg:width="0.473cm" svg:height="0.473cm" svg:x="5.837cm" svg:y="16.788cm">
            <text:p/>
          </draw:circle>
          <draw:rect draw:style-name="gr2" draw:text-style-name="P1" draw:layer="layout" svg:width="1.173cm" svg:height="0.355cm" svg:x="3.718cm" svg:y="16.866cm">
            <text:p/>
          </draw:rect>
          <draw:line draw:style-name="gr1" draw:text-style-name="P1" draw:layer="layout" svg:x1="3.314cm" svg:y1="15.842cm" svg:x2="5.285cm" svg:y2="15.842cm">
            <text:p/>
          </draw:line>
          <draw:circle draw:style-name="gr2" draw:text-style-name="P1" draw:layer="layout" svg:width="0.473cm" svg:height="0.473cm" svg:x="3.078cm" svg:y="15.645cm">
            <text:p/>
          </draw:circle>
          <draw:rect draw:style-name="gr2" draw:text-style-name="P1" draw:layer="layout" svg:width="1.048cm" svg:height="0.355cm" draw:transform="rotate (-1.57079632679579) translate (2.723cm 15cm)">
            <text:p/>
          </draw:rect>
          <draw:line draw:style-name="gr1" draw:text-style-name="P1" draw:layer="layout" svg:x1="2.486cm" svg:y1="13.871cm" svg:x2="4.496cm" svg:y2="13.871cm">
            <text:p/>
          </draw:line>
          <draw:circle draw:style-name="gr2" draw:text-style-name="P1" draw:layer="layout" svg:width="0.473cm" svg:height="0.473cm" svg:x="2.25cm" svg:y="13.674cm">
            <text:p/>
          </draw:circle>
        </draw:g>
        <draw:frame draw:style-name="gr3" draw:text-style-name="P3" draw:layer="layout" svg:width="2.8cm" svg:height="0.925cm" svg:x="1.225cm" svg:y="17.2cm">
          <draw:text-box>
            <text:p text:style-name="P2"><text:span text:style-name="T1">(</text:span><text:span text:style-name="T2">l,m,n</text:span><text:span text:style-name="T1">)</text:span></text:p>
          </draw:text-box>
        </draw:frame>
        <draw:frame draw:style-name="gr3" draw:text-style-name="P3" draw:layer="layout" svg:width="3.925cm" svg:height="0.925cm" svg:x="4.975cm" svg:y="17.225cm">
          <draw:text-box>
            <text:p text:style-name="P2"><text:span text:style-name="T1">(</text:span><text:span text:style-name="T2">l+1,m,n</text:span><text:span text:style-name="T1">)</text:span></text:p>
          </draw:text-box>
        </draw:frame>
        <draw:frame draw:style-name="gr3" draw:text-style-name="P3" draw:layer="layout" svg:width="3.925cm" svg:height="0.925cm" svg:x="1.275cm" svg:y="12.725cm">
          <draw:text-box>
            <text:p text:style-name="P2"><text:span text:style-name="T1">(</text:span><text:span text:style-name="T2">l,m+1,n</text:span><text:span text:style-name="T1">)</text:span></text:p>
          </draw:text-box>
        </draw:frame>
        <draw:frame draw:style-name="gr3" draw:text-style-name="P5" draw:layer="layout" svg:width="3.925cm" svg:height="0.979cm" svg:x="4.525cm" svg:y="15.896cm">
          <draw:text-box>
            <text:p text:style-name="P4"><text:span text:style-name="T3">k</text:span><text:span text:style-name="T4">(</text:span><text:span text:style-name="T5">l,m,n</text:span><text:span text:style-name="T4">)→</text:span><text:span text:style-name="T6">(</text:span><text:span text:style-name="T7">l+1,m,n</text:span><text:span text:style-name="T6">)</text:span></text:p>
          </draw:text-box>
        </draw:frame>
        <draw:frame draw:style-name="gr3" draw:text-style-name="P5" draw:layer="layout" svg:width="3.925cm" svg:height="0.979cm" svg:x="2.9cm" svg:y="14.396cm">
          <draw:text-box>
            <text:p text:style-name="P4"><text:span text:style-name="T3">k</text:span><text:span text:style-name="T4">(</text:span><text:span text:style-name="T5">l,m,n</text:span><text:span text:style-name="T4">)→</text:span><text:span text:style-name="T6">(</text:span><text:span text:style-name="T7">l,m+1,n</text:span><text:span text:style-name="T6">)</text:span></text:p>
          </draw:text-box>
        </draw:frame>
        <draw:line draw:style-name="gr1" draw:text-style-name="P1" draw:layer="layout" svg:x1="2.55cm" svg:y1="15.5cm" svg:x2="3.1cm" svg:y2="15.075cm">
          <text:p/>
        </draw:line>
        <draw:line draw:style-name="gr1" draw:text-style-name="P1" draw:layer="layout" svg:x1="4.525cm" svg:y1="16.975cm" svg:x2="5cm" svg:y2="16.675cm">
          <text:p/>
        </draw:line>
        <draw:line draw:style-name="gr4" draw:text-style-name="P1" draw:layer="layout" svg:x1="1.1cm" svg:y1="9.75cm" svg:x2="7.875cm" svg:y2="9.75cm">
          <text:p/>
        </draw:line>
        <draw:line draw:style-name="gr4" draw:text-style-name="P1" draw:layer="layout" svg:x1="0.675cm" svg:y1="9.475cm" svg:x2="0.675cm" svg:y2="3.45cm">
          <text:p/>
        </draw:line>
        <draw:line draw:style-name="gr4" draw:text-style-name="P1" draw:layer="layout" svg:x1="9.3cm" svg:y1="7.9cm" svg:x2="8.225cm" svg:y2="9.45cm">
          <text:p/>
        </draw:line>
        <draw:frame draw:style-name="gr3" draw:text-style-name="P6" draw:layer="layout" svg:width="3.925cm" svg:height="0.979cm" svg:x="2.5cm" svg:y="9.825cm">
          <draw:text-box>
            <text:p text:style-name="P6"><text:span text:style-name="T8">L</text:span></text:p>
          </draw:text-box>
        </draw:frame>
        <draw:frame draw:style-name="gr5" draw:text-style-name="P7" draw:layer="layout" svg:width="0.887cm" svg:height="0.98cm" svg:x="8.888cm" svg:y="8.395cm">
          <draw:text-box>
            <text:p text:style-name="P7"><text:span text:style-name="T8">N</text:span></text:p>
          </draw:text-box>
        </draw:frame>
        <draw:frame draw:style-name="gr5" draw:text-style-name="P7" draw:layer="layout" svg:width="0.887cm" svg:height="0.98cm" svg:x="-0.137cm" svg:y="5.75cm">
          <draw:text-box>
            <text:p text:style-name="P7"><text:span text:style-name="T8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10T00:41:52.11</meta:creation-date>
    <dc:date>2014-10-10T08:33:55.35</dc:date>
    <meta:editing-duration>PT59M33S</meta:editing-duration>
    <meta:editing-cycles>7</meta:editing-cycles>
    <meta:generator>OpenOffice.org/3.4.1$Win32 OpenOffice.org_project/341m1$Build-9593</meta:generator>
    <meta:document-statistic meta:object-count="316"/>
  </office:meta>
</office:document-meta>
</file>